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0.69mm"/>
    </style:style>
    <style:style style:name="co2" style:family="table-column">
      <style:table-column-properties fo:break-before="auto" style:column-width="11.17mm"/>
    </style:style>
    <style:style style:name="co3" style:family="table-column">
      <style:table-column-properties fo:break-before="auto" style:column-width="8.43mm"/>
    </style:style>
    <style:style style:name="co4" style:family="table-column">
      <style:table-column-properties fo:break-before="auto" style:column-width="7.07mm"/>
    </style:style>
    <style:style style:name="co5" style:family="table-column">
      <style:table-column-properties fo:break-before="auto" style:column-width="10.0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1" style:family="table-cell" style:parent-style-name="Default" style:data-style-name="N3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row table:style-name="ro1">
          <table:table-cell office:value-type="date" office:date-value="2018-05-19" calcext:value-type="date">
            <text:p>5月19日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中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18-05-20" calcext:value-type="date">
            <text:p>5月20日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string" calcext:value-type="string">
            <text:p>中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date" office:date-value="2018-05-21" calcext:value-type="date">
            <text:p>5月21日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string" calcext:value-type="string">
            <text:p>中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date" office:date-value="2018-05-22" calcext:value-type="date">
            <text:p>5月22日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string" calcext:value-type="string">
            <text:p>小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date" office:date-value="2018-05-23" calcext:value-type="date">
            <text:p>5月23日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string" calcext:value-type="string">
            <text:p>小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18-05-24" calcext:value-type="date">
            <text:p>5月24日</text:p>
          </table:table-cell>
          <table:table-cell office:value-type="float" office:value="8.6" calcext:value-type="float">
            <text:p>8.6</text:p>
          </table:table-cell>
          <table:table-cell/>
          <table:table-cell office:value-type="string" calcext:value-type="string">
            <text:p>小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8-05-25" calcext:value-type="date">
            <text:p>5月25日</text:p>
          </table:table-cell>
          <table:table-cell office:value-type="float" office:value="9.6" calcext:value-type="float">
            <text:p>9.6</text:p>
          </table:table-cell>
          <table:table-cell/>
          <table:table-cell office:value-type="string" calcext:value-type="string">
            <text:p>長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8-05-26" calcext:value-type="date">
            <text:p>5月26日</text:p>
          </table:table-cell>
          <table:table-cell office:value-type="float" office:value="10.6" calcext:value-type="float">
            <text:p>10.6</text:p>
          </table:table-cell>
          <table:table-cell/>
          <table:table-cell office:value-type="string" calcext:value-type="string">
            <text:p>若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8-05-27" calcext:value-type="date">
            <text:p>5月27日</text:p>
          </table:table-cell>
          <table:table-cell office:value-type="float" office:value="11.6" calcext:value-type="float">
            <text:p>11.6</text:p>
          </table:table-cell>
          <table:table-cell/>
          <table:table-cell office:value-type="string" calcext:value-type="string">
            <text:p>中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8-05-28" calcext:value-type="date">
            <text:p>5月28日</text:p>
          </table:table-cell>
          <table:table-cell office:value-type="float" office:value="12.6" calcext:value-type="float">
            <text:p>12.6</text:p>
          </table:table-cell>
          <table:table-cell/>
          <table:table-cell office:value-type="string" calcext:value-type="string">
            <text:p>中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8-05-29" calcext:value-type="date">
            <text:p>5月29日</text:p>
          </table:table-cell>
          <table:table-cell office:value-type="float" office:value="13.6" calcext:value-type="float">
            <text:p>13.6</text:p>
          </table:table-cell>
          <table:table-cell/>
          <table:table-cell office:value-type="string" calcext:value-type="string">
            <text:p>大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8-05-30" calcext:value-type="date">
            <text:p>5月30日</text:p>
          </table:table-cell>
          <table:table-cell office:value-type="float" office:value="14.6" calcext:value-type="float">
            <text:p>14.6</text:p>
          </table:table-cell>
          <table:table-cell/>
          <table:table-cell office:value-type="string" calcext:value-type="string">
            <text:p>大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8-05-31" calcext:value-type="date">
            <text:p>5月31日</text:p>
          </table:table-cell>
          <table:table-cell office:value-type="float" office:value="15.6" calcext:value-type="float">
            <text:p>15.6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大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8-06-01" calcext:value-type="date">
            <text:p>6月1日</text:p>
          </table:table-cell>
          <table:table-cell office:value-type="float" office:value="16.6" calcext:value-type="float">
            <text:p>16.6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大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02" calcext:value-type="date">
            <text:p>6月2日</text:p>
          </table:table-cell>
          <table:table-cell office:value-type="float" office:value="17.6" calcext:value-type="float">
            <text:p>17.6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中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date" office:date-value="2018-06-03" calcext:value-type="date">
            <text:p>6月3日</text:p>
          </table:table-cell>
          <table:table-cell office:value-type="float" office:value="18.6" calcext:value-type="float">
            <text:p>18.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中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date" office:date-value="2018-06-04" calcext:value-type="date">
            <text:p>6月4日</text:p>
          </table:table-cell>
          <table:table-cell office:value-type="float" office:value="19.6" calcext:value-type="float">
            <text:p>19.6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中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date" office:date-value="2018-06-05" calcext:value-type="date">
            <text:p>6月5日</text:p>
          </table:table-cell>
          <table:table-cell office:value-type="float" office:value="20.6" calcext:value-type="float">
            <text:p>20.6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中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date" office:date-value="2018-06-06" calcext:value-type="date">
            <text:p>6月6日</text:p>
          </table:table-cell>
          <table:table-cell office:value-type="float" office:value="21.6" calcext:value-type="float">
            <text:p>21.6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小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date" office:date-value="2018-06-07" calcext:value-type="date">
            <text:p>6月7日</text:p>
          </table:table-cell>
          <table:table-cell office:value-type="float" office:value="22.6" calcext:value-type="float">
            <text:p>22.6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小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08" calcext:value-type="date">
            <text:p>6月8日</text:p>
          </table:table-cell>
          <table:table-cell office:value-type="float" office:value="23.6" calcext:value-type="float">
            <text:p>23.6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小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office:value-type="date" office:date-value="2018-06-14" calcext:value-type="date">
            <text:p>6月14日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string" calcext:value-type="string">
            <text:p>大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8-06-15" calcext:value-type="date">
            <text:p>6月15日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string" calcext:value-type="string">
            <text:p>大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16" calcext:value-type="date">
            <text:p>6月16日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string" calcext:value-type="string">
            <text:p>中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17" calcext:value-type="date">
            <text:p>6月17日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string" calcext:value-type="string">
            <text:p>中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18-06-18" calcext:value-type="date">
            <text:p>6月18日</text:p>
          </table:table-cell>
          <table:table-cell table:number-columns-repeated="15"/>
        </table:table-row>
        <table:table-row table:style-name="ro1">
          <table:table-cell office:value-type="date" office:date-value="2018-06-19" calcext:value-type="date">
            <text:p>6月19日</text:p>
          </table:table-cell>
          <table:table-cell table:number-columns-repeated="2" office:value-type="float" office:value="5.3" calcext:value-type="float">
            <text:p>5.3</text:p>
          </table:table-cell>
          <table:table-cell office:value-type="string" calcext:value-type="string">
            <text:p>中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date" office:date-value="2019-06-20" calcext:value-type="date">
            <text:p>6月20日</text:p>
          </table:table-cell>
          <table:table-cell table:number-columns-repeated="2" office:value-type="float" office:value="6.3" calcext:value-type="float">
            <text:p>6.3</text:p>
          </table:table-cell>
          <table:table-cell office:value-type="string" calcext:value-type="string">
            <text:p>小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18-06-21" calcext:value-type="date">
            <text:p>6月21日</text:p>
          </table:table-cell>
          <table:table-cell table:number-columns-repeated="2" office:value-type="float" office:value="7.3" calcext:value-type="float">
            <text:p>7.3</text:p>
          </table:table-cell>
          <table:table-cell office:value-type="string" calcext:value-type="string">
            <text:p>小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office:value-type="date" office:date-value="2018-06-26" calcext:value-type="date">
            <text:p>6月26日</text:p>
          </table:table-cell>
          <table:table-cell table:number-columns-repeated="2" office:value-type="float" office:value="12.3" calcext:value-type="float">
            <text:p>12.3</text:p>
          </table:table-cell>
          <table:table-cell office:value-type="string" calcext:value-type="string">
            <text:p>中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8-06-27" calcext:value-type="date">
            <text:p>6月27日</text:p>
          </table:table-cell>
          <table:table-cell table:number-columns-repeated="2" office:value-type="float" office:value="13.3" calcext:value-type="float">
            <text:p>13.3</text:p>
          </table:table-cell>
          <table:table-cell office:value-type="string" calcext:value-type="string">
            <text:p>大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8-06-28" calcext:value-type="date">
            <text:p>6月28日</text:p>
          </table:table-cell>
          <table:table-cell table:number-columns-repeated="2" office:value-type="float" office:value="14.3" calcext:value-type="float">
            <text:p>14.3</text:p>
          </table:table-cell>
          <table:table-cell office:value-type="string" calcext:value-type="string">
            <text:p>大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8-06-29" calcext:value-type="date">
            <text:p>6月29日</text:p>
          </table:table-cell>
          <table:table-cell office:value-type="float" office:value="15.3" calcext:value-type="float">
            <text:p>15.3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大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office:value-type="date" office:date-value="2018-07-02" calcext:value-type="date">
            <text:p>7月2日</text:p>
          </table:table-cell>
          <table:table-cell office:value-type="float" office:value="18.3" calcext:value-type="float">
            <text:p>18.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中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date" office:date-value="2018-07-03" calcext:value-type="date">
            <text:p>7月3日</text:p>
          </table:table-cell>
          <table:table-cell office:value-type="float" office:value="19.3" calcext:value-type="float">
            <text:p>19.3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中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04" calcext:value-type="date">
            <text:p>7月4日</text:p>
          </table:table-cell>
          <table:table-cell office:value-type="float" office:value="20.3" calcext:value-type="float">
            <text:p>20.3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中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18-07-05" calcext:value-type="date">
            <text:p>7月5日</text:p>
          </table:table-cell>
          <table:table-cell office:value-type="float" office:value="21.3" calcext:value-type="float">
            <text:p>21.3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小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18-07-06" calcext:value-type="date">
            <text:p>7月6日</text:p>
          </table:table-cell>
          <table:table-cell office:value-type="float" office:value="22.3" calcext:value-type="float">
            <text:p>22.3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小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office:value-type="date" office:date-value="2018-07-09" calcext:value-type="date">
            <text:p>7月9日</text:p>
          </table:table-cell>
          <table:table-cell office:value-type="float" office:value="25.3" calcext:value-type="float">
            <text:p>25.3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若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8-07-10" calcext:value-type="date">
            <text:p>7月10日</text:p>
          </table:table-cell>
          <table:table-cell office:value-type="float" office:value="26.3" calcext:value-type="float">
            <text:p>26.3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中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8-07-11" calcext:value-type="date">
            <text:p>7月11日</text:p>
          </table:table-cell>
          <table:table-cell office:value-type="float" office:value="27.3" calcext:value-type="float">
            <text:p>27.3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中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date" office:date-value="2018-07-13" calcext:value-type="date">
            <text:p>7月13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大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8-07-14" calcext:value-type="date">
            <text:p>7月14日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大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8-07-15" calcext:value-type="date">
            <text:p>7月15日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中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16" calcext:value-type="date">
            <text:p>7月16日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中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3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3T11:17:43.889654198</meta:creation-date>
    <dc:date>2019-07-13T13:55:46.034815976</dc:date>
    <meta:editing-duration>PT1H36M40S</meta:editing-duration>
    <meta:editing-cycles>5</meta:editing-cycles>
    <meta:generator>LibreOffice/6.2.4.2.0$Linux_X86_64 LibreOffice_project/20$Build-2</meta:generator>
    <meta:document-statistic meta:table-count="1" meta:cell-count="693" meta:object-count="0"/>
  </office:meta>
</office:document-meta>
</file>